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fo:font-size="18pt" fo:font-weight="normal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8pt" fo:font-weight="normal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Mono" fo:font-size="14pt" fo:font-weight="normal" style:font-name-asian="FreeMono" style:font-size-asian="14pt" style:font-weight-asian="normal" style:font-name-complex="FreeMono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FreeMono" fo:font-size="14pt" fo:font-weight="bold" style:font-name-asian="FreeMono" style:font-size-asian="14pt" style:font-weight-asian="bold" style:font-name-complex="FreeMono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eeMono" fo:font-size="14pt" style:font-name-asian="FreeMono" style:font-size-asian="14pt" style:font-name-complex="FreeMono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ibuting: a walkthrough</text:p>
      <text:p text:style-name="P1"/>
      <text:p text:style-name="P1">Name: ________________________________________</text:p>
      <text:p text:style-name="P1">Bug ID: ____________ (<text:span text:style-name="T1">from tasks.openhatch.org</text:span>)</text:p>
      <text:p text:style-name="P1">Mentors: _____________________________________</text:p>
      <text:p text:style-name="P1"/>
      <text:p text:style-name="P4">For each question below, answer yes or no. <text:s/>If yes, explain how you did each step. <text:s/>If no, detail the obstacles you encountered. <text:s/>When you encounter obstacles, ask for help!</text:p>
      <text:p text:style-name="P5"/>
      <text:p text:style-name="P5">Do you understand the issue being reported?________________</text:p>
      <text:p text:style-name="P5">___________________________________________________________</text:p>
      <text:p text:style-name="P5">___________________________________________________________</text:p>
      <text:p text:style-name="P5">___________________________________________________________</text:p>
      <text:p text:style-name="P5"/>
      <text:p text:style-name="P5">Are you able to set up the development environment?________</text:p>
      <text:p text:style-name="P5">___________________________________________________________</text:p>
      <text:p text:style-name="P5">______________________________________________________________________________________________________________________</text:p>
      <text:p text:style-name="P5"/>
      <text:p text:style-name="P5">Are you able to reproduce/verify the issue?________________</text:p>
      <text:p text:style-name="P5">___________________________________________________________</text:p>
      <text:p text:style-name="P5">___________________________________________________________</text:p>
      <text:p text:style-name="P5">___________________________________________________________</text:p>
      <text:p text:style-name="P5"/>
      <text:p text:style-name="P5">Are you able to locate the problem files?__________________</text:p>
      <text:p text:style-name="P5">___________________________________________________________</text:p>
      <text:p text:style-name="P5">___________________________________________________________</text:p>
      <text:p text:style-name="P5">___________________________________________________________</text:p>
      <text:p text:style-name="P5"/>
      <text:p text:style-name="P5">Are you able to identify a solution?_______________________</text:p>
      <text:p text:style-name="P5">___________________________________________________________</text:p>
      <text:p text:style-name="P5">___________________________________________________________</text:p>
      <text:p text:style-name="P5">___________________________________________________________</text:p>
      <text:p text:style-name="P5"/>
      <text:p text:style-name="P5">Are you able to submit your changes?_______________________</text:p>
      <text:p text:style-name="P5">___________________________________________________________</text:p>
      <text:p text:style-name="P5">___________________________________________________________</text:p>
      <text:p text:style-name="P5">___________________________________________________________</text:p>
      <text:p text:style-name="P5"/>
      <text:p text:style-name="P5">If you submitted a pull request or patch, put the URL here:</text:p>
      <text:p text:style-name="P6">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6-18T17:38:13</meta:creation-date>
    <dc:date>2013-10-18T16:36:19</dc:date>
    <dc:creator>Shauna </dc:creator>
    <meta:editing-duration>PT5H59M3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0" meta:word-count="117" meta:character-count="1873" meta:non-whitespace-character-count="1783"/>
  </office:meta>
</office:document-meta>
</file>